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xDaoUtil.setFailed( MessageExchangeDAO mex , FailureType ftype , String expla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xDaoUtil.setFaulted( MessageExchangeDAO mex , QName faultType , Element fault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xDaoUtil.setResponse( MessageExchangeDAO mex , Element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